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ee3eb" officeooo:paragraph-rsid="001ee3eb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ee3eb" officeooo:paragraph-rsid="001ee3eb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efde2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efde2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efde2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dd95b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fo:font-weight="bold" officeooo:rsid="001e338a" style:font-name-asian="Calibri1" style:font-size-asian="10pt" style:font-weight-asian="bold" style:font-name-complex="Times New Roman1" style:font-size-complex="11pt"/>
    </style:style>
    <style:style style:name="T12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3" style:family="text">
      <style:text-properties officeooo:rsid="001c471f"/>
    </style:style>
    <style:style style:name="T14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HEINEKEN ECUADOR S A</text:p>
      <text:p text:style-name="P5">Km 14.5 via Daule, Av. Las iguanas</text:p>
      <text:p text:style-name="P5">Teléfono: 04-371 3890 / 04-371 3890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3731749275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1">24.673,37</text:span><text:span text:style-name="T10">.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909884101370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910836283648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4">XAVIER ORBEA ARELLANO</text:span></text:p>
      <text:p text:style-name="P31">Presidente</text:p>
      <text:p text:style-name="P30"><text:bookmark-start text:name="_Hlk57801554"/>RUC: <text:bookmark-end text:name="_Hlk57801554"/><text:span text:style-name="T13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2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2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327">
            <text:p text:style-name="P22">75327</text:p>
          </table:table-cell>
          <table:table-cell table:style-name="Tabla1.A2" office:value-type="string">
            <text:p text:style-name="P23">2021.07.05</text:p>
          </table:table-cell>
          <table:table-cell table:style-name="Tabla1.B2" office:value-type="float" office:value="137354">
            <text:p text:style-name="P23">137354</text:p>
          </table:table-cell>
          <table:table-cell table:style-name="Tabla1.B2" office:value-type="float" office:value="9052.23">
            <text:p text:style-name="P22">9052.23</text:p>
          </table:table-cell>
          <table:table-cell table:style-name="Tabla1.B2" office:value-type="float" office:value="8813.8">
            <text:p text:style-name="P22">8813.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375">
            <text:p text:style-name="P22">75375</text:p>
          </table:table-cell>
          <table:table-cell table:style-name="Tabla1.A2" office:value-type="string">
            <text:p text:style-name="P23">2021.07.08</text:p>
          </table:table-cell>
          <table:table-cell table:style-name="Tabla1.B2" office:value-type="float" office:value="137415">
            <text:p text:style-name="P23">137415</text:p>
          </table:table-cell>
          <table:table-cell table:style-name="Tabla1.B2" office:value-type="float" office:value="873.6">
            <text:p text:style-name="P22">873.6</text:p>
          </table:table-cell>
          <table:table-cell table:style-name="Tabla1.B2" office:value-type="float" office:value="850.59">
            <text:p text:style-name="P22">850.59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63">
            <text:p text:style-name="P22">75763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880">
            <text:p text:style-name="P23">137880</text:p>
          </table:table-cell>
          <table:table-cell table:style-name="Tabla1.B2" office:value-type="float" office:value="4018.56">
            <text:p text:style-name="P22">4018.56</text:p>
          </table:table-cell>
          <table:table-cell table:style-name="Tabla1.B2" office:value-type="float" office:value="3912.71">
            <text:p text:style-name="P22">3912.7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408">
            <text:p text:style-name="P22">76408</text:p>
          </table:table-cell>
          <table:table-cell table:style-name="Tabla1.A2" office:value-type="string">
            <text:p text:style-name="P23">2021.09.27</text:p>
          </table:table-cell>
          <table:table-cell table:style-name="Tabla1.B2" office:value-type="float" office:value="138704">
            <text:p text:style-name="P23">138704</text:p>
          </table:table-cell>
          <table:table-cell table:style-name="Tabla1.B2" office:value-type="float" office:value="3949.57">
            <text:p text:style-name="P22">3949.57</text:p>
          </table:table-cell>
          <table:table-cell table:style-name="Tabla1.B2" office:value-type="float" office:value="3845.54">
            <text:p text:style-name="P22">3845.5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4928">
            <text:p text:style-name="P22">74928</text:p>
          </table:table-cell>
          <table:table-cell table:style-name="Tabla1.A2" office:value-type="string">
            <text:p text:style-name="P23">2021.06.03</text:p>
          </table:table-cell>
          <table:table-cell table:style-name="Tabla1.B2" office:value-type="float" office:value="136893">
            <text:p text:style-name="P23">136893</text:p>
          </table:table-cell>
          <table:table-cell table:style-name="Tabla1.B2" office:value-type="float" office:value="7446.88">
            <text:p text:style-name="P22">7446.88</text:p>
          </table:table-cell>
          <table:table-cell table:style-name="Tabla1.B2" office:value-type="float" office:value="7250.73">
            <text:p text:style-name="P22">7250.73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24673.37">
            <text:p text:style-name="P24">24673.37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8</meta:editing-cycles>
    <meta:creation-date>2020-12-02T05:52:00</meta:creation-date>
    <dc:date>2021-11-30T12:09:08.870079862</dc:date>
    <meta:editing-duration>PT4H5M56S</meta:editing-duration>
    <meta:generator>LibreOffice/6.4.7.2$Linux_X86_64 LibreOffice_project/40$Build-2</meta:generator>
    <meta:document-statistic meta:table-count="1" meta:image-count="0" meta:object-count="0" meta:page-count="2" meta:paragraph-count="62" meta:word-count="332" meta:character-count="2255" meta:non-whitespace-character-count="19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